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AC000002310B922061865C98D5.png" manifest:media-type="image/png"/>
  <manifest:file-entry manifest:full-path="Pictures/10000000000000C8000000C0555509FF72E0A89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style:text-position="super 58%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32c96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textarea-vertical-align="top" draw:auto-grow-height="false" fo:min-height="0.377cm" fo:min-width="7.2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zwisk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ydzial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WIET"/>
            <form:option form:label="WEAIB"/>
            <form:option form:label="WFIS"/>
            <form:option form:label="WMS"/>
          </form:listbox>
          <form:listbox form:name="Stopie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</form:listbox>
          <form:listbox form:name="Rok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</form:listbox>
          <form:listbox form:name="Kierunek Studiow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formatyka"/>
            <form:option form:label="Matematyka"/>
            <form:option form:label="Fizyka"/>
          </form:listbox>
          <form:text form:name="Adr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Semestr" form:control-implementation="ooo:com.sun.star.form.component.ListBox" xml:id="control10" form:id="control1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"/>
          </form:listbox>
          <form:textarea form:name="sredni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Poziom Egzaminu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1"/>
            <form:option form:label="A2"/>
            <form:option form:label="B1"/>
            <form:option form:label="B2"/>
            <form:option form:label="C1"/>
            <form:option form:label="C2"/>
          </form:listbox>
          <form:text form:name="Jezyk obcy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dzaj Certyfikat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oordynator Wydziałowy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owane miejsce praktyk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czątek praktyki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koniec praktyki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Uprzedni Erasmus" form:control-implementation="ooo:com.sun.star.form.component.CheckBox" xml:id="control19" form:id="control19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pis uczestnictwa w Erasmusi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ypendium socjalne_TAK" form:control-implementation="ooo:com.sun.star.form.component.CheckBox" xml:id="control21" form:id="control21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długoterminowy" form:control-implementation="ooo:com.sun.star.form.component.CheckBox" xml:id="control22" form:id="control22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krótkoterminowy" form:control-implementation="ooo:com.sun.star.form.component.CheckBox" xml:id="control23" form:id="control23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ypendium socjalne NIE" form:control-implementation="ooo:com.sun.star.form.component.CheckBox" xml:id="control24" form:id="control24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lnosprawny_NIE" form:control-implementation="ooo:com.sun.star.form.component.CheckBox" xml:id="control25" form:id="control25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łnosprawny_TAK" form:control-implementation="ooo:com.sun.star.form.component.CheckBox" xml:id="control26" form:id="control26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ny wydzial" form:control-implementation="ooo:com.sun.star.form.component.CheckBox" xml:id="control27" form:id="control27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ERASMUS+ PRAKTYKA (SMP)</text:span></text:p>
      <text:p text:style-name="P3">Ankieta<text:span text:style-name="T1"> </text:span><text:s/>informacyjna kandydata (dla celów rekrutacji)</text:p>
      <text:p text:style-name="Standard"><draw:custom-shape text:anchor-type="paragraph" draw:z-index="0" draw:name="Kształt2" draw:style-name="gr10" draw:text-style-name="P8" svg:width="7.797cm" svg:height="0.627cm" svg:x="8.423cm" svg:y="0.1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trol text:anchor-type="paragraph" draw:z-index="5" draw:name="Kształt3" draw:style-name="gr8" draw:text-style-name="P7" svg:width="4.282cm" svg:height="0.795cm" svg:x="1.304cm" svg:y="0.041cm" draw:control="control1"/><draw:control text:anchor-type="paragraph" draw:z-index="6" draw:name="Kształt4" draw:style-name="gr8" draw:text-style-name="P7" svg:width="8.397cm" svg:height="0.747cm" svg:x="8.423cm" svg:y="0.064cm" draw:control="control2"/></text:p>
      <text:p text:style-name="Standard">Imię ................................................<text:tab/>Nazwisko:.....................................................................................</text:p>
      <text:p text:style-name="Standard"><draw:control text:anchor-type="paragraph" draw:z-index="7" draw:name="Kształt5" draw:style-name="gr8" draw:text-style-name="P6" svg:width="7.529cm" svg:height="0.747cm" svg:x="2.314cm" svg:y="0.053cm" draw:control="control3"/></text:p>
      <text:p text:style-name="Standard"><draw:control text:anchor-type="paragraph" draw:z-index="8" draw:name="Kształt6" draw:style-name="gr8" draw:text-style-name="P6" svg:width="2.502cm" svg:height="0.795cm" svg:x="5.537cm" svg:y="0.48cm" draw:control="control4"/><draw:control text:anchor-type="paragraph" draw:z-index="10" draw:name="Kształt8" draw:style-name="gr8" draw:text-style-name="P6" svg:width="3.897cm" svg:height="0.892cm" svg:x="12.561cm" svg:y="0.407cm" draw:control="control6"/>WYDZIAŁ…………………………………………………</text:p>
      <text:p text:style-name="Standard"><draw:control text:anchor-type="paragraph" draw:z-index="9" draw:name="Kształt7" draw:style-name="gr8" draw:text-style-name="P6" svg:width="2.791cm" svg:height="0.819cm" svg:x="8.904cm" svg:y="0.041cm" draw:control="control5"/></text:p>
      <text:p text:style-name="Standard">stopień, rok, kierunek studiów:…………………………………………………………………………</text:p>
      <text:p text:style-name="Standard"><draw:control text:anchor-type="paragraph" draw:z-index="11" draw:name="Kształt9" draw:style-name="gr8" draw:text-style-name="P7" svg:width="11.33cm" svg:height="0.722cm" svg:x="5.225cm" svg:y="0.102cm" draw:control="control7"/></text:p>
      <text:p text:style-name="Standard">Adres stałego zamieszkania: ...................................................................................................................</text:p>
      <text:p text:style-name="Standard"><draw:control text:anchor-type="paragraph" draw:z-index="12" draw:name="Kształt10" draw:style-name="gr8" draw:text-style-name="P7" svg:width="5.172cm" svg:height="0.747cm" svg:x="2.891cm" svg:y="0.09cm" draw:control="control8"/><draw:control text:anchor-type="paragraph" draw:z-index="13" draw:name="Kształt11" draw:style-name="gr8" draw:text-style-name="P7" svg:width="5.197cm" svg:height="0.722cm" svg:x="9.241cm" svg:y="0.115cm" draw:control="control9"/></text:p>
      <text:p text:style-name="Standard">Telefon, email .........................................................................................................................................</text:p>
      <text:p text:style-name="Standard"><draw:control text:anchor-type="paragraph" draw:z-index="14" draw:name="Kształt12" draw:style-name="gr8" draw:text-style-name="P6" svg:width="2.527cm" svg:height="0.817cm" svg:x="8.52cm" svg:y="0.464cm" draw:control="control10"/></text:p>
      <text:p text:style-name="Standard"/>
      <text:p text:style-name="Standard">STUDIA w AGH: całkowicie zaliczony semestr...............................Średnia ważona <text:s/>za cały</text:p>
      <text:p text:style-name="Standard"><text:s text:c="109"/>okres studiów<draw:control text:anchor-type="as-char" svg:y="0.27cm" draw:z-index="15" draw:name="Kształt13" draw:style-name="gr9" draw:text-style-name="P7" svg:width="2.093cm" svg:height="0.795cm" draw:control="control11"/></text:p>
      <text:p text:style-name="Standard"><text:s/><text:tab/><text:tab/><text:tab/><text:tab/><text:tab/><text:tab/><text:tab/><text:tab/><text:tab/><text:tab/> <text:s text:c="15"/>………………</text:p>
      <text:p text:style-name="Standard"><draw:control text:anchor-type="paragraph" draw:z-index="16" draw:name="Kształt14" draw:style-name="gr8" draw:text-style-name="P6" svg:width="2.696cm" svg:height="0.747cm" svg:x="14.316cm" svg:y="0.014cm" draw:control="control12"/><draw:control text:anchor-type="paragraph" draw:z-index="17" draw:name="Kształt15" draw:style-name="gr8" draw:text-style-name="P7" svg:width="6.351cm" svg:height="0.747cm" svg:x="2.988cm" svg:y="0.086cm" draw:control="control13"/></text:p>
      <text:p text:style-name="Standard">JĘZYK OBCY:<text:span text:style-name="T2">1</text:span>………………………………………….Poziom egzaminu/ocena……………………</text:p>
      <text:p text:style-name="Standard"><draw:control text:anchor-type="char" draw:z-index="18" draw:name="Kształt16" draw:style-name="gr4" draw:text-style-name="P7" svg:width="5.822cm" svg:height="0.625cm" svg:x="3.24cm" svg:y="0.102cm" draw:control="control14"/><text:tab/></text:p>
      <text:p text:style-name="Standard">Rodzaj certyfikatu: ………………………………………….</text:p>
      <text:p text:style-name="Standard"><text:tab/></text:p>
      <text:p text:style-name="Standard">KOORDYNATOR WYDZIAŁOWY( WYDZIAŁ MACIERZYSTY STUDENTA)</text:p>
      <text:p text:style-name="Standard"><draw:control text:anchor-type="paragraph" draw:z-index="19" draw:name="Kształt17" draw:style-name="gr8" draw:text-style-name="P7" svg:width="10.559cm" svg:height="0.795cm" svg:x="1.208cm" svg:y="0.044cm" draw:control="control15"/></text:p>
      <text:p text:style-name="Standard">………………………………………………………………………………………….</text:p>
      <text:p text:style-name="Standard">Czy miejsce w umowie jest udostępnione z innego Wydziału<text:tab/><draw:control text:anchor-type="as-char" draw:z-index="31" draw:name="Kształt1" draw:style-name="gr1" draw:text-style-name="P6" svg:width="1.853cm" svg:height="0.892cm" draw:control="control27"/></text:p>
      <text:p text:style-name="Standard"><draw:control text:anchor-type="paragraph" draw:z-index="20" draw:name="Kształt18" draw:style-name="gr8" draw:text-style-name="P7" svg:width="8.924cm" svg:height="0.675cm" svg:x="5.417cm" svg:y="0.268cm" draw:control="control16"/><text:tab/></text:p>
      <text:p text:style-name="Standard">Planowane miejsce praktyki …………………………………………………………………...........</text:p>
      <text:p text:style-name="Standard"><draw:control text:anchor-type="paragraph" draw:z-index="21" draw:name="Kształt19" draw:style-name="gr7" draw:text-style-name="P6" svg:width="3.151cm" svg:height="0.65cm" svg:x="4.695cm" svg:y="0.159cm" draw:control="control17"/><draw:control text:anchor-type="char" draw:z-index="22" draw:name="Kształt20" draw:style-name="gr6" draw:text-style-name="P6" svg:width="2.814cm" svg:height="0.555cm" svg:x="9.439cm" svg:y="0.199cm" draw:control="control18"/></text:p>
      <text:p text:style-name="Standard">Planowane daty praktyki………………………………………………………………….</text:p>
      <text:p text:style-name="P4"><draw:control text:anchor-type="char" draw:z-index="27" draw:name="Kształt21" draw:style-name="gr2" draw:text-style-name="P6" svg:width="1.244cm" svg:height="0.507cm" svg:x="7.036cm" svg:y="0cm" draw:control="control22"/>Wyjazd długoterminowy <text:s/>2-12 miesięcy</text:p>
      <text:p text:style-name="P4"><draw:control text:anchor-type="char" draw:z-index="28" draw:name="Kształt22" draw:style-name="gr2" draw:text-style-name="P6" svg:width="1.638cm" svg:height="0.722cm" svg:x="13.594cm" svg:y="0cm" draw:control="control23"/>wyjazd krótkoterminowy 5-30 dni połączony z obowiązkową częścią wirtualną</text:p>
      <text:p text:style-name="P4">Czy student uczestniczył już w Programie Erasmus+? <draw:control text:anchor-type="as-char" svg:y="-0.416cm" draw:z-index="23" draw:name="Kształt23" draw:style-name="gr5" draw:text-style-name="P6" svg:width="1.359cm" svg:height="0.623cm" draw:control="control19"/></text:p>
      <text:p text:style-name="P4"><draw:control text:anchor-type="char" draw:z-index="24" draw:name="Kształt24" draw:style-name="gr4" draw:text-style-name="P7" svg:width="5.363cm" svg:height="1.347cm" svg:x="0.379cm" svg:y="0.404cm" draw:control="control20"/><text:s/>(jeśli tak, proszę podać stopień studiów, ilość miesięcy) </text:p>
      <text:p text:style-name="Standard"/>
      <text:p text:style-name="Standard"/>
      <text:p text:style-name="Standard"><draw:control text:anchor-type="paragraph" draw:z-index="25" draw:name="Kształt25" draw:style-name="gr3" draw:text-style-name="P6" svg:width="1.444cm" svg:height="0.722cm" svg:x="13.667cm" svg:y="0.192cm" draw:control="control21"/><draw:control text:anchor-type="char" draw:z-index="29" draw:name="Kształt27" draw:style-name="gr2" draw:text-style-name="P6" svg:width="1.853cm" svg:height="0.819cm" svg:x="15.85cm" svg:y="0.18cm" draw:control="control24"/>…………..……………………..<text:tab/></text:p>
      <text:p text:style-name="Standard">Czy student otrzymuje stypendium socjalne w AGH <text:span text:style-name="T2">2</text:span>? (proszę wpisać tak, nie)………………………..</text:p>
      <text:p text:style-name="Standard"><draw:control text:anchor-type="char" draw:z-index="26" draw:name="Kształt26" draw:style-name="gr2" draw:text-style-name="P6" svg:width="1.989cm" svg:height="0.722cm" svg:x="10.068cm" svg:y="0.078cm" draw:control="control26"/><draw:control text:anchor-type="char" draw:z-index="30" draw:name="Kształt28_0" draw:style-name="gr2" draw:text-style-name="P6" svg:width="1.997cm" svg:height="0.563cm" svg:x="13.257cm" svg:y="0.208cm" draw:control="control25"/></text:p>
      <text:p text:style-name="Standard">Student niepełnosprawny<text:span text:style-name="T2">3</text:span>? (proszę wpisać tak, nie)………………………………………………………</text:p>
      <text:p text:style-name="Standard"/>
      <text:p text:style-name="Standard"/>
      <text:p text:style-name="Standard">Podpis studenta ………………………………… <text:s text:c="29"/>Data ……………………………….</text:p>
      <text:p text:style-name="Standard"/>
      <text:p text:style-name="P3">AKCEPTACJA KANDYDATA PRZEZ KOMISJĘ REKRUTACYJNĄ</text:p>
      <text:p text:style-name="Standard">Koordynator Wydziałowy <text:s text:c="18"/>Koordynator Umowy <text:s text:c="21"/>Dziekan Wydziału</text:p>
      <text:p text:style-name="Standard">(Wydział macierzysty studenta) <text:s text:c="65"/>(Wydział macierzysty studenta) <text:s text:c="25"/></text:p>
      <text:p text:style-name="Standard"/>
      <text:p text:style-name="Standard"><text:soft-page-break/></text:p>
      <text:p text:style-name="Standard">………………………………. <text:s text:c="7"/>……………………………………. <text:s text:c="5"/>……………………………….</text:p>
      <text:p text:style-name="Standard"/>
      <text:p text:style-name="Standard"/>
      <text:p text:style-name="Standard"/>
      <text:p text:style-name="P2">1Język wymiany</text:p>
      <text:p text:style-name="P1"/>
      <text:p text:style-name="P2">2 Decyzja Dziekana o przyznaniu stypendium socjalnego</text:p>
      <text:p text:style-name="P1"/>
      <text:p text:style-name="P2">3 orzeczenie o niepełnosprawności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4_20_Znak" style:display-name="Nagłówek 4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az 2" text:anchor-type="as-char" svg:width="2.392cm" svg:height="2.143cm" draw:z-index="2"><draw:image xlink:href="Pictures/10000000000000C8000000C0555509FF72E0A894.jpg" xlink:type="simple" xlink:show="embed" xlink:actuate="onLoad" loext:mime-type="image/jpeg"/><svg:desc>http://www.agh.edu.pl/typo3temp/pics/59a7622afc.jpg</svg:desc></draw:frame><text:tab/><text:tab/> <text:s text:c="4"/><draw:frame draw:style-name="Mfr1" draw:name="Obraz 3" text:anchor-type="as-char" svg:width="4.048cm" svg:height="1.296cm" draw:z-index="4"><draw:image xlink:href="Pictures/10000000000007AC000002310B922061865C98D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7:20:00</meta:creation-date>
    <meta:initial-creator>Aga</meta:initial-creator>
    <dc:language>pl-PL</dc:language>
    <meta:print-date>2021-08-04T07:25:00</meta:print-date>
    <dc:date>2022-05-20T20:41:04.321794028</dc:date>
    <meta:editing-cycles>21</meta:editing-cycles>
    <meta:editing-duration>PT4H21M25S</meta:editing-duration>
    <meta:generator>LibreOffice/6.4.7.2$Linux_X86_64 LibreOffice_project/40$Build-2</meta:generator>
    <meta:document-statistic meta:table-count="0" meta:image-count="2" meta:object-count="0" meta:page-count="2" meta:paragraph-count="36" meta:word-count="149" meta:character-count="2140" meta:non-whitespace-character-count="1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